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7.5in" fo:break-before="page" table:align="margins"/>
    </style:style>
    <style:style style:name="Table1.A" style:family="table-column">
      <style:table-column-properties style:column-width="2.8361in" style:rel-column-width="24781*"/>
    </style:style>
    <style:style style:name="Table1.B" style:family="table-column">
      <style:table-column-properties style:column-width="4.6639in" style:rel-column-width="40754*"/>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rsid="001e6b27" officeooo:paragraph-rsid="001e6b27"/>
    </style:style>
    <style:style style:name="P3" style:family="paragraph" style:parent-style-name="Table_20_Contents">
      <style:paragraph-properties fo:text-align="center" style:justify-single-word="false"/>
      <style:text-properties officeooo:rsid="001fbdd7" officeooo:paragraph-rsid="001fbdd7"/>
    </style:style>
    <style:style style:name="P4" style:family="paragraph" style:parent-style-name="Table_20_Contents">
      <style:paragraph-properties fo:text-align="center" style:justify-single-word="false"/>
      <style:text-properties officeooo:rsid="00217b30" officeooo:paragraph-rsid="00217b30"/>
    </style:style>
    <style:style style:name="P5" style:family="paragraph" style:parent-style-name="Table_20_Contents">
      <style:paragraph-properties fo:text-align="center" style:justify-single-word="false"/>
      <style:text-properties officeooo:rsid="0021ab96" officeooo:paragraph-rsid="0021ab96"/>
    </style:style>
    <style:style style:name="P6" style:family="paragraph" style:parent-style-name="Table_20_Contents">
      <style:paragraph-properties fo:text-align="center" style:justify-single-word="false"/>
      <style:text-properties officeooo:rsid="00237c29" officeooo:paragraph-rsid="00237c29"/>
    </style:style>
    <style:style style:name="P7" style:family="paragraph" style:parent-style-name="Table_20_Contents">
      <style:paragraph-properties fo:text-align="center" style:justify-single-word="false"/>
      <style:text-properties officeooo:rsid="0023cda8" officeooo:paragraph-rsid="0023cda8"/>
    </style:style>
    <style:style style:name="P8" style:family="paragraph" style:parent-style-name="Table_20_Contents">
      <style:paragraph-properties fo:text-align="center" style:justify-single-word="false"/>
      <style:text-properties officeooo:rsid="002590d3" officeooo:paragraph-rsid="002590d3"/>
    </style:style>
    <style:style style:name="P9" style:family="paragraph" style:parent-style-name="Table_20_Contents">
      <style:paragraph-properties fo:text-align="center" style:justify-single-word="false"/>
      <style:text-properties officeooo:rsid="00284e03" officeooo:paragraph-rsid="00284e03"/>
    </style:style>
    <style:style style:name="P10" style:family="paragraph" style:parent-style-name="Table_20_Contents">
      <style:paragraph-properties fo:text-align="center" style:justify-single-word="false"/>
      <style:text-properties officeooo:rsid="0029fb1e" officeooo:paragraph-rsid="0029fb1e"/>
    </style:style>
    <style:style style:name="P11" style:family="paragraph" style:parent-style-name="Table_20_Contents">
      <style:paragraph-properties fo:text-align="center" style:justify-single-word="false"/>
      <style:text-properties officeooo:rsid="002aeb71" officeooo:paragraph-rsid="002aeb71"/>
    </style:style>
    <style:style style:name="P12" style:family="paragraph" style:parent-style-name="Table_20_Contents">
      <style:paragraph-properties fo:text-align="center" style:justify-single-word="false"/>
      <style:text-properties officeooo:rsid="002afe75" officeooo:paragraph-rsid="002afe75"/>
    </style:style>
    <style:style style:name="P13" style:family="paragraph" style:parent-style-name="Table_20_Contents">
      <style:paragraph-properties fo:text-align="center" style:justify-single-word="false"/>
      <style:text-properties officeooo:rsid="002c08af" officeooo:paragraph-rsid="002c08af"/>
    </style:style>
    <style:style style:name="P14" style:family="paragraph" style:parent-style-name="Table_20_Contents">
      <style:paragraph-properties fo:text-align="center" style:justify-single-word="false"/>
      <style:text-properties officeooo:rsid="002db1c9" officeooo:paragraph-rsid="002db1c9"/>
    </style:style>
    <style:style style:name="P15" style:family="paragraph" style:parent-style-name="Table_20_Contents">
      <style:paragraph-properties fo:text-align="center" style:justify-single-word="false"/>
      <style:text-properties officeooo:rsid="002fade5" officeooo:paragraph-rsid="002fade5"/>
    </style:style>
    <style:style style:name="P16" style:family="paragraph" style:parent-style-name="Table_20_Contents">
      <style:paragraph-properties fo:text-align="center" style:justify-single-word="false"/>
      <style:text-properties officeooo:rsid="002feb68" officeooo:paragraph-rsid="002feb68"/>
    </style:style>
    <style:style style:name="P17" style:family="paragraph" style:parent-style-name="Table_20_Contents">
      <style:paragraph-properties fo:text-align="center" style:justify-single-word="false"/>
      <style:text-properties officeooo:rsid="002feb68" officeooo:paragraph-rsid="0030ccc0"/>
    </style:style>
    <style:style style:name="P18" style:family="paragraph" style:parent-style-name="Table_20_Contents">
      <style:paragraph-properties fo:text-align="center" style:justify-single-word="false"/>
      <style:text-properties officeooo:rsid="0030ccc0" officeooo:paragraph-rsid="0030ccc0"/>
    </style:style>
    <style:style style:name="P19" style:family="paragraph" style:parent-style-name="Table_20_Contents">
      <style:paragraph-properties fo:text-align="center" style:justify-single-word="false"/>
      <style:text-properties officeooo:rsid="00316c79" officeooo:paragraph-rsid="00316c79"/>
    </style:style>
    <style:style style:name="P20" style:family="paragraph" style:parent-style-name="Table_20_Contents">
      <style:paragraph-properties fo:text-align="center" style:justify-single-word="false"/>
      <style:text-properties officeooo:rsid="0031aa94" officeooo:paragraph-rsid="0031aa94"/>
    </style:style>
    <style:style style:name="P21" style:family="paragraph" style:parent-style-name="Table_20_Contents">
      <style:paragraph-properties fo:text-align="center" style:justify-single-word="false"/>
      <style:text-properties officeooo:rsid="0031abcb" officeooo:paragraph-rsid="0031abcb"/>
    </style:style>
    <style:style style:name="P22" style:family="paragraph" style:parent-style-name="Table_20_Contents">
      <style:paragraph-properties fo:text-align="center" style:justify-single-word="false"/>
      <style:text-properties officeooo:rsid="0031abcb" officeooo:paragraph-rsid="0033512a"/>
    </style:style>
    <style:style style:name="P23" style:family="paragraph" style:parent-style-name="Table_20_Contents">
      <style:paragraph-properties fo:text-align="center" style:justify-single-word="false"/>
      <style:text-properties officeooo:rsid="0033512a" officeooo:paragraph-rsid="0033512a"/>
    </style:style>
    <style:style style:name="P24" style:family="paragraph" style:parent-style-name="Table_20_Contents">
      <style:paragraph-properties fo:text-align="center" style:justify-single-word="false"/>
      <style:text-properties officeooo:rsid="00348193" officeooo:paragraph-rsid="00348193"/>
    </style:style>
    <style:style style:name="P25" style:family="paragraph" style:parent-style-name="Table_20_Contents">
      <style:paragraph-properties fo:text-align="center" style:justify-single-word="false"/>
      <style:text-properties officeooo:rsid="00348193" officeooo:paragraph-rsid="00356d0c"/>
    </style:style>
    <style:style style:name="P26" style:family="paragraph" style:parent-style-name="Table_20_Contents">
      <style:paragraph-properties fo:text-align="center" style:justify-single-word="false"/>
      <style:text-properties officeooo:rsid="00356d0c" officeooo:paragraph-rsid="00356d0c"/>
    </style:style>
    <style:style style:name="P27" style:family="paragraph" style:parent-style-name="Table_20_Contents">
      <style:paragraph-properties fo:text-align="center" style:justify-single-word="false"/>
      <style:text-properties officeooo:rsid="0036c1ed" officeooo:paragraph-rsid="0036c1ed"/>
    </style:style>
    <style:style style:name="P28" style:family="paragraph" style:parent-style-name="Table_20_Contents">
      <style:paragraph-properties fo:text-align="center" style:justify-single-word="false"/>
      <style:text-properties officeooo:rsid="00384166" officeooo:paragraph-rsid="00384166"/>
    </style:style>
    <style:style style:name="P29" style:family="paragraph" style:parent-style-name="Table_20_Contents">
      <style:paragraph-properties fo:text-align="center" style:justify-single-word="false"/>
      <style:text-properties officeooo:rsid="003a0b3c" officeooo:paragraph-rsid="003a0b3c"/>
    </style:style>
    <style:style style:name="P30" style:family="paragraph" style:parent-style-name="Table_20_Contents">
      <style:paragraph-properties fo:text-align="center" style:justify-single-word="false"/>
      <style:text-properties officeooo:rsid="003a0b3c" officeooo:paragraph-rsid="003fcd58"/>
    </style:style>
    <style:style style:name="P31" style:family="paragraph" style:parent-style-name="Table_20_Contents">
      <style:paragraph-properties fo:text-align="center" style:justify-single-word="false"/>
      <style:text-properties officeooo:rsid="003b442b" officeooo:paragraph-rsid="003b442b"/>
    </style:style>
    <style:style style:name="P32" style:family="paragraph" style:parent-style-name="Table_20_Contents">
      <style:paragraph-properties fo:text-align="center" style:justify-single-word="false"/>
      <style:text-properties officeooo:rsid="003b6530" officeooo:paragraph-rsid="003b6530"/>
    </style:style>
    <style:style style:name="P33" style:family="paragraph" style:parent-style-name="Table_20_Contents">
      <style:paragraph-properties fo:text-align="center" style:justify-single-word="false"/>
      <style:text-properties officeooo:rsid="003b6530" officeooo:paragraph-rsid="003d4ec4"/>
    </style:style>
    <style:style style:name="P34" style:family="paragraph" style:parent-style-name="Table_20_Contents">
      <style:paragraph-properties fo:text-align="center" style:justify-single-word="false"/>
      <style:text-properties officeooo:rsid="003d4ec4" officeooo:paragraph-rsid="003d4ec4"/>
    </style:style>
    <style:style style:name="P35" style:family="paragraph" style:parent-style-name="Table_20_Contents">
      <style:paragraph-properties fo:text-align="center" style:justify-single-word="false"/>
      <style:text-properties officeooo:rsid="003e4ad0" officeooo:paragraph-rsid="003e4ad0"/>
    </style:style>
    <style:style style:name="P36" style:family="paragraph" style:parent-style-name="Table_20_Contents">
      <style:paragraph-properties fo:text-align="center" style:justify-single-word="false"/>
      <style:text-properties officeooo:rsid="003fcd58" officeooo:paragraph-rsid="003fcd58"/>
    </style:style>
    <style:style style:name="P37" style:family="paragraph" style:parent-style-name="Table_20_Contents">
      <style:paragraph-properties fo:text-align="center" style:justify-single-word="false"/>
      <style:text-properties officeooo:rsid="0040a53d" officeooo:paragraph-rsid="0040a53d"/>
    </style:style>
    <style:style style:name="P38" style:family="paragraph" style:parent-style-name="Table_20_Contents">
      <style:paragraph-properties fo:text-align="center" style:justify-single-word="false"/>
      <style:text-properties officeooo:rsid="00419dce" officeooo:paragraph-rsid="00419dce"/>
    </style:style>
    <style:style style:name="P39" style:family="paragraph" style:parent-style-name="Table_20_Contents">
      <style:paragraph-properties fo:text-align="center" style:justify-single-word="false"/>
      <style:text-properties officeooo:rsid="00446ced" officeooo:paragraph-rsid="00446ced"/>
    </style:style>
    <style:style style:name="P40" style:family="paragraph" style:parent-style-name="Table_20_Contents">
      <style:paragraph-properties fo:text-align="center" style:justify-single-word="false"/>
      <style:text-properties officeooo:rsid="00462083" officeooo:paragraph-rsid="00462083"/>
    </style:style>
    <style:style style:name="P41" style:family="paragraph" style:parent-style-name="Table_20_Contents">
      <style:paragraph-properties fo:text-align="center" style:justify-single-word="false"/>
      <style:text-properties officeooo:rsid="00467ec3" officeooo:paragraph-rsid="00467ec3"/>
    </style:style>
    <style:style style:name="P42" style:family="paragraph" style:parent-style-name="Table_20_Contents">
      <style:paragraph-properties fo:text-align="center" style:justify-single-word="false"/>
      <style:text-properties officeooo:rsid="00474af4" officeooo:paragraph-rsid="00474af4"/>
    </style:style>
    <style:style style:name="P43" style:family="paragraph" style:parent-style-name="Table_20_Contents">
      <style:paragraph-properties fo:text-align="center" style:justify-single-word="false"/>
      <style:text-properties officeooo:rsid="00477edd" officeooo:paragraph-rsid="00477edd"/>
    </style:style>
    <style:style style:name="P44" style:family="paragraph" style:parent-style-name="Table_20_Contents">
      <style:paragraph-properties fo:text-align="center" style:justify-single-word="false"/>
      <style:text-properties officeooo:rsid="00494262" officeooo:paragraph-rsid="00494262"/>
    </style:style>
    <style:style style:name="P45" style:family="paragraph" style:parent-style-name="Table_20_Contents">
      <style:paragraph-properties fo:text-align="center" style:justify-single-word="false"/>
      <style:text-properties officeooo:rsid="004a65a7" officeooo:paragraph-rsid="004a65a7"/>
    </style:style>
    <style:style style:name="P46" style:family="paragraph" style:parent-style-name="Table_20_Contents">
      <style:paragraph-properties fo:text-align="center" style:justify-single-word="false"/>
      <style:text-properties officeooo:rsid="004ab874" officeooo:paragraph-rsid="004ab874"/>
    </style:style>
    <style:style style:name="P47" style:family="paragraph" style:parent-style-name="Table_20_Contents">
      <style:paragraph-properties fo:text-align="center" style:justify-single-word="false"/>
      <style:text-properties officeooo:rsid="004b4333" officeooo:paragraph-rsid="004b4333"/>
    </style:style>
    <style:style style:name="P48" style:family="paragraph" style:parent-style-name="Table_20_Contents">
      <style:paragraph-properties fo:text-align="center" style:justify-single-word="false"/>
      <style:text-properties officeooo:rsid="004d3bc3" officeooo:paragraph-rsid="004d3bc3"/>
    </style:style>
    <style:style style:name="P49" style:family="paragraph" style:parent-style-name="Table_20_Contents">
      <style:paragraph-properties fo:text-align="center" style:justify-single-word="false"/>
      <style:text-properties officeooo:rsid="004dd81e" officeooo:paragraph-rsid="004dd81e"/>
    </style:style>
    <style:style style:name="P50" style:family="paragraph" style:parent-style-name="Table_20_Contents">
      <style:paragraph-properties fo:text-align="center" style:justify-single-word="false"/>
      <style:text-properties officeooo:rsid="004f9cbb" officeooo:paragraph-rsid="004f9cbb"/>
    </style:style>
    <style:style style:name="P51" style:family="paragraph" style:parent-style-name="Table_20_Contents">
      <style:paragraph-properties fo:text-align="center" style:justify-single-word="false"/>
      <style:text-properties officeooo:rsid="00511d3b" officeooo:paragraph-rsid="00511d3b"/>
    </style:style>
    <style:style style:name="P52" style:family="paragraph" style:parent-style-name="Table_20_Contents">
      <style:paragraph-properties fo:text-align="center" style:justify-single-word="false"/>
      <style:text-properties officeooo:rsid="00529884" officeooo:paragraph-rsid="00529884"/>
    </style:style>
    <style:style style:name="P53" style:family="paragraph" style:parent-style-name="Table_20_Contents">
      <style:paragraph-properties fo:text-align="center" style:justify-single-word="false"/>
      <style:text-properties officeooo:rsid="0054522f" officeooo:paragraph-rsid="0054522f"/>
    </style:style>
    <style:style style:name="P54" style:family="paragraph" style:parent-style-name="Table_20_Contents">
      <style:paragraph-properties fo:text-align="center" style:justify-single-word="false"/>
      <style:text-properties officeooo:rsid="005553ed" officeooo:paragraph-rsid="005553ed"/>
    </style:style>
    <style:style style:name="P55" style:family="paragraph" style:parent-style-name="Table_20_Contents">
      <style:paragraph-properties fo:text-align="center" style:justify-single-word="false"/>
      <style:text-properties officeooo:rsid="00567d93" officeooo:paragraph-rsid="00567d93"/>
    </style:style>
    <style:style style:name="P56" style:family="paragraph" style:parent-style-name="Table_20_Contents">
      <style:paragraph-properties fo:text-align="center" style:justify-single-word="false"/>
      <style:text-properties officeooo:rsid="00585ac5" officeooo:paragraph-rsid="00585ac5"/>
    </style:style>
    <style:style style:name="P57" style:family="paragraph" style:parent-style-name="Table_20_Contents">
      <style:paragraph-properties fo:text-align="center" style:justify-single-word="false"/>
      <style:text-properties officeooo:rsid="0059970a" officeooo:paragraph-rsid="0059970a"/>
    </style:style>
    <style:style style:name="P58" style:family="paragraph" style:parent-style-name="Table_20_Contents">
      <style:paragraph-properties fo:text-align="center" style:justify-single-word="false"/>
      <style:text-properties officeooo:rsid="0059dd1a" officeooo:paragraph-rsid="0059dd1a"/>
    </style:style>
    <style:style style:name="P59" style:family="paragraph" style:parent-style-name="Table_20_Contents">
      <style:paragraph-properties fo:text-align="center" style:justify-single-word="false"/>
      <style:text-properties officeooo:rsid="005bc8d9" officeooo:paragraph-rsid="005bc8d9"/>
    </style:style>
    <style:style style:name="P60" style:family="paragraph" style:parent-style-name="Table_20_Contents">
      <style:paragraph-properties fo:text-align="center" style:justify-single-word="false"/>
      <style:text-properties officeooo:rsid="005d1a77" officeooo:paragraph-rsid="005d1a77"/>
    </style:style>
    <style:style style:name="P61" style:family="paragraph" style:parent-style-name="Table_20_Contents">
      <style:paragraph-properties fo:text-align="center" style:justify-single-word="false"/>
      <style:text-properties officeooo:rsid="005f13bf" officeooo:paragraph-rsid="005f13bf"/>
    </style:style>
    <style:style style:name="P62" style:family="paragraph" style:parent-style-name="Table_20_Contents">
      <style:paragraph-properties fo:text-align="center" style:justify-single-word="false"/>
      <style:text-properties officeooo:rsid="0060ec78" officeooo:paragraph-rsid="0060ec78"/>
    </style:style>
    <style:style style:name="P63" style:family="paragraph" style:parent-style-name="Table_20_Contents">
      <style:paragraph-properties fo:text-align="center" style:justify-single-word="false"/>
      <style:text-properties officeooo:rsid="0062731e" officeooo:paragraph-rsid="0062731e"/>
    </style:style>
    <style:style style:name="P64" style:family="paragraph" style:parent-style-name="Table_20_Contents">
      <style:paragraph-properties fo:text-align="center" style:justify-single-word="false"/>
      <style:text-properties officeooo:rsid="00631605" officeooo:paragraph-rsid="00631605"/>
    </style:style>
    <style:style style:name="P65" style:family="paragraph" style:parent-style-name="Table_20_Contents">
      <style:paragraph-properties fo:text-align="center" style:justify-single-word="false"/>
      <style:text-properties officeooo:rsid="0065b6b9" officeooo:paragraph-rsid="0065b6b9"/>
    </style:style>
    <style:style style:name="P66" style:family="paragraph" style:parent-style-name="Table_20_Contents">
      <style:paragraph-properties fo:text-align="center" style:justify-single-word="false"/>
      <style:text-properties officeooo:rsid="0071ad39" officeooo:paragraph-rsid="0071ad39"/>
    </style:style>
    <style:style style:name="P67" style:family="paragraph" style:parent-style-name="Table_20_Contents">
      <style:paragraph-properties fo:text-align="center" style:justify-single-word="false"/>
      <style:text-properties officeooo:rsid="00725936" officeooo:paragraph-rsid="00725936"/>
    </style:style>
    <style:style style:name="P68" style:family="paragraph" style:parent-style-name="Table_20_Contents">
      <style:paragraph-properties fo:text-align="center" style:justify-single-word="false"/>
      <style:text-properties officeooo:rsid="00725936" officeooo:paragraph-rsid="00726917"/>
    </style:style>
    <style:style style:name="P69" style:family="paragraph" style:parent-style-name="Standard">
      <style:text-properties officeooo:rsid="001d242f" officeooo:paragraph-rsid="001d242f"/>
    </style:style>
    <style:style style:name="P70" style:family="paragraph" style:parent-style-name="Standard">
      <style:paragraph-properties fo:text-align="center" style:justify-single-word="false"/>
      <style:text-properties officeooo:rsid="001d242f" officeooo:paragraph-rsid="001d242f"/>
    </style:style>
    <style:style style:name="P71" style:family="paragraph" style:parent-style-name="Table_20_Contents">
      <style:paragraph-properties fo:text-align="center" style:justify-single-word="false"/>
      <style:text-properties officeooo:rsid="0074387c" officeooo:paragraph-rsid="0074387c"/>
    </style:style>
    <style:style style:name="P72" style:family="paragraph" style:parent-style-name="Table_20_Contents">
      <style:paragraph-properties fo:text-align="center" style:justify-single-word="false"/>
      <style:text-properties officeooo:rsid="007568bc" officeooo:paragraph-rsid="007568bc"/>
    </style:style>
    <style:style style:name="P73" style:family="paragraph" style:parent-style-name="Table_20_Contents">
      <style:paragraph-properties fo:text-align="center" style:justify-single-word="false"/>
      <style:text-properties officeooo:rsid="00768042" officeooo:paragraph-rsid="00768042"/>
    </style:style>
    <style:style style:name="P74" style:family="paragraph" style:parent-style-name="Table_20_Contents">
      <style:paragraph-properties fo:text-align="center" style:justify-single-word="false"/>
      <style:text-properties officeooo:rsid="00773c52" officeooo:paragraph-rsid="00773c52"/>
    </style:style>
    <style:style style:name="P75" style:family="paragraph" style:parent-style-name="Table_20_Contents">
      <style:paragraph-properties fo:text-align="center" style:justify-single-word="false"/>
      <style:text-properties officeooo:rsid="0078c82e" officeooo:paragraph-rsid="0078c82e"/>
    </style:style>
    <style:style style:name="P76" style:family="paragraph" style:parent-style-name="Table_20_Contents">
      <style:paragraph-properties fo:text-align="center" style:justify-single-word="false"/>
      <style:text-properties officeooo:rsid="0078df5b" officeooo:paragraph-rsid="0078df5b"/>
    </style:style>
    <style:style style:name="P77" style:family="paragraph" style:parent-style-name="Table_20_Contents">
      <style:paragraph-properties fo:text-align="center" style:justify-single-word="false"/>
      <style:text-properties fo:font-size="12pt" officeooo:rsid="007db11c" officeooo:paragraph-rsid="007fd798" style:font-size-asian="10.5pt" style:font-size-complex="12pt"/>
    </style:style>
    <style:style style:name="P78" style:family="paragraph" style:parent-style-name="Table_20_Contents">
      <style:paragraph-properties fo:text-align="center" style:justify-single-word="false"/>
      <style:text-properties fo:font-size="12pt" officeooo:rsid="007fd798" officeooo:paragraph-rsid="007fd798" style:font-size-asian="10.5pt" style:font-size-complex="12pt"/>
    </style:style>
    <style:style style:name="P79" style:family="paragraph" style:parent-style-name="Table_20_Contents">
      <style:paragraph-properties fo:text-align="center" style:justify-single-word="false"/>
      <style:text-properties fo:font-size="12pt" officeooo:rsid="0081c49a" officeooo:paragraph-rsid="0081c49a" style:font-size-asian="10.5pt" style:font-size-complex="12pt"/>
    </style:style>
    <style:style style:name="P80" style:family="paragraph" style:parent-style-name="Table_20_Contents">
      <style:paragraph-properties fo:text-align="center" style:justify-single-word="false"/>
      <style:text-properties officeooo:rsid="0079f546" officeooo:paragraph-rsid="0079f546"/>
    </style:style>
    <style:style style:name="P81" style:family="paragraph" style:parent-style-name="Table_20_Contents">
      <style:paragraph-properties fo:text-align="center" style:justify-single-word="false"/>
      <style:text-properties officeooo:rsid="007b6e46" officeooo:paragraph-rsid="007b6e46"/>
    </style:style>
    <style:style style:name="P82" style:family="paragraph" style:parent-style-name="Table_20_Contents">
      <style:paragraph-properties fo:text-align="center" style:justify-single-word="false"/>
      <style:text-properties officeooo:rsid="007ca64b" officeooo:paragraph-rsid="007ca64b"/>
    </style:style>
    <style:style style:name="P83" style:family="paragraph" style:parent-style-name="Table_20_Contents">
      <style:paragraph-properties fo:text-align="center" style:justify-single-word="false"/>
      <style:text-properties officeooo:rsid="007fd798" officeooo:paragraph-rsid="007fd798"/>
    </style:style>
    <style:style style:name="P84" style:family="paragraph" style:parent-style-name="Table_20_Contents">
      <style:paragraph-properties fo:text-align="center" style:justify-single-word="false"/>
      <style:text-properties officeooo:rsid="0081c49a" officeooo:paragraph-rsid="0081c49a"/>
    </style:style>
    <style:style style:name="P85" style:family="paragraph" style:parent-style-name="Table_20_Contents">
      <style:paragraph-properties fo:text-align="center" style:justify-single-word="false"/>
      <style:text-properties officeooo:rsid="00419dce" officeooo:paragraph-rsid="00419dce"/>
    </style:style>
    <style:style style:name="P86" style:family="paragraph" style:parent-style-name="Table_20_Contents">
      <style:paragraph-properties fo:text-align="center" style:justify-single-word="false"/>
      <style:text-properties officeooo:rsid="00477edd" officeooo:paragraph-rsid="00477edd"/>
    </style:style>
    <style:style style:name="P87" style:family="paragraph" style:parent-style-name="Table_20_Contents">
      <style:paragraph-properties fo:text-align="center" style:justify-single-word="false"/>
      <style:text-properties officeooo:rsid="00567d93" officeooo:paragraph-rsid="00567d93"/>
    </style:style>
    <style:style style:name="P88" style:family="paragraph" style:parent-style-name="Table_20_Contents">
      <style:paragraph-properties fo:text-align="center" style:justify-single-word="false"/>
      <style:text-properties officeooo:rsid="008418a9" officeooo:paragraph-rsid="008418a9"/>
    </style:style>
    <style:style style:name="P89" style:family="paragraph" style:parent-style-name="Table_20_Contents">
      <style:paragraph-properties fo:text-align="center" style:justify-single-word="false"/>
      <style:text-properties officeooo:rsid="00860394" officeooo:paragraph-rsid="00860394"/>
    </style:style>
    <style:style style:name="P90" style:family="paragraph" style:parent-style-name="Table_20_Contents">
      <style:paragraph-properties fo:text-align="center" style:justify-single-word="false"/>
      <style:text-properties officeooo:rsid="00874ea0" officeooo:paragraph-rsid="00874ea0"/>
    </style:style>
    <style:style style:name="P91" style:family="paragraph" style:parent-style-name="Standard">
      <style:paragraph-properties fo:text-align="center" style:justify-single-word="false"/>
      <style:text-properties officeooo:rsid="0082c483" officeooo:paragraph-rsid="0082c483"/>
    </style:style>
    <style:style style:name="P92" style:family="paragraph" style:parent-style-name="Standard">
      <style:paragraph-properties fo:text-align="center" style:justify-single-word="false"/>
      <style:text-properties fo:font-weight="bold" officeooo:rsid="0082c483" officeooo:paragraph-rsid="0082c483" style:font-weight-asian="bold" style:font-weight-complex="bold"/>
    </style:style>
    <style:style style:name="T1" style:family="text">
      <style:text-properties officeooo:rsid="00217b30"/>
    </style:style>
    <style:style style:name="T2" style:family="text">
      <style:text-properties officeooo:rsid="0021ab96"/>
    </style:style>
    <style:style style:name="T3" style:family="text">
      <style:text-properties officeooo:rsid="0029fb1e"/>
    </style:style>
    <style:style style:name="T4" style:family="text">
      <style:text-properties officeooo:rsid="002feb68"/>
    </style:style>
    <style:style style:name="T5" style:family="text">
      <style:text-properties officeooo:rsid="0030ccc0"/>
    </style:style>
    <style:style style:name="T6" style:family="text">
      <style:text-properties officeooo:rsid="0033512a"/>
    </style:style>
    <style:style style:name="T7" style:family="text">
      <style:text-properties officeooo:rsid="00348193"/>
    </style:style>
    <style:style style:name="T8" style:family="text">
      <style:text-properties officeooo:rsid="00356d0c"/>
    </style:style>
    <style:style style:name="T9" style:family="text">
      <style:text-properties officeooo:rsid="00384166"/>
    </style:style>
    <style:style style:name="T10" style:family="text">
      <style:text-properties officeooo:rsid="003b6530"/>
    </style:style>
    <style:style style:name="T11" style:family="text">
      <style:text-properties officeooo:rsid="003d4ec4"/>
    </style:style>
    <style:style style:name="T12" style:family="text">
      <style:text-properties officeooo:rsid="00419dce"/>
    </style:style>
    <style:style style:name="T13" style:family="text">
      <style:text-properties officeooo:rsid="004274bc"/>
    </style:style>
    <style:style style:name="T14" style:family="text">
      <style:text-properties officeooo:rsid="00647ec0"/>
    </style:style>
    <style:style style:name="T15" style:family="text">
      <style:text-properties officeooo:rsid="006e91d0"/>
    </style:style>
    <style:style style:name="T16" style:family="text">
      <style:text-properties officeooo:rsid="00725936"/>
    </style:style>
    <style:style style:name="T17" style:family="text">
      <style:text-properties officeooo:rsid="00726917"/>
    </style:style>
    <style:style style:name="T18" style:family="text">
      <style:text-properties officeooo:rsid="007568bc"/>
    </style:style>
    <style:style style:name="T19" style:family="text">
      <style:text-properties officeooo:rsid="00768042"/>
    </style:style>
    <style:style style:name="T20" style:family="text">
      <style:text-properties officeooo:rsid="0078df5b"/>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7b6e46" style:font-style-asian="normal" style:font-style-complex="normal"/>
    </style:style>
    <style:style style:name="T24" style:family="text">
      <style:text-properties officeooo:rsid="007b6e46"/>
    </style:style>
    <style:style style:name="T25" style:family="text">
      <style:text-properties officeooo:rsid="007fd798"/>
    </style:style>
    <style:style style:name="T26" style:family="text">
      <style:text-properties officeooo:rsid="0081c49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JavaScript Terms</text:p>
      <text:p text:style-name="P91"/>
      <table:table table:name="Table1" table:style-name="Table1">
        <table:table-column table:style-name="Table1.A"/>
        <table:table-column table:style-name="Table1.B"/>
        <table:table-row>
          <table:table-cell table:style-name="Table1.A1" office:value-type="string">
            <text:p text:style-name="P2">Increment – adds 1 to a variable</text:p>
          </table:table-cell>
          <table:table-cell table:style-name="Table1.B1" office:value-type="string">
            <text:p text:style-name="P2">i++ is the equivalent of </text:p>
            <text:p text:style-name="P2">i = i +1</text:p>
          </table:table-cell>
        </table:table-row>
        <table:table-row>
          <table:table-cell table:style-name="Table1.A2" office:value-type="string">
            <text:p text:style-name="P2">Decrement – subtracts 1 from a variable</text:p>
          </table:table-cell>
          <table:table-cell table:style-name="Table1.B2" office:value-type="string">
            <text:p text:style-name="P2">i-- is the equivalent of </text:p>
            <text:p text:style-name="P2">i = i - 1</text:p>
          </table:table-cell>
        </table:table-row>
        <table:table-row>
          <table:table-cell table:style-name="Table1.A2" office:value-type="string">
            <text:p text:style-name="P2">Remainder – give the remainder of the division of two numbers</text:p>
          </table:table-cell>
          <table:table-cell table:style-name="Table1.B2" office:value-type="string">
            <text:p text:style-name="P2">var remainder = 44 % 10;</text:p>
            <text:p text:style-name="P2">var remainder = 4</text:p>
          </table:table-cell>
        </table:table-row>
        <table:table-row>
          <table:table-cell table:style-name="Table1.A2" office:value-type="string">
            <text:p text:style-name="P3">Compound Assignment with Augmented Addition – assigns and modifies a variable by addition</text:p>
          </table:table-cell>
          <table:table-cell table:style-name="Table1.B2" office:value-type="string">
            <text:p text:style-name="P3">var a = 3;</text:p>
            <text:p text:style-name="P3">a += 12; // print a</text:p>
            <text:p text:style-name="P3">a = 15</text:p>
          </table:table-cell>
        </table:table-row>
        <table:table-row>
          <table:table-cell table:style-name="Table1.A2" office:value-type="string">
            <text:p text:style-name="P3">Compound Assignment with Augmented Subtraction – assigns and modifies a variable by subtra<text:span text:style-name="T1">c</text:span>tion</text:p>
          </table:table-cell>
          <table:table-cell table:style-name="Table1.B2" office:value-type="string">
            <text:p text:style-name="P4">var b = 29</text:p>
            <text:p text:style-name="P4">b -= 10; // print b </text:p>
            <text:p text:style-name="P4">b = 19</text:p>
          </table:table-cell>
        </table:table-row>
        <table:table-row>
          <table:table-cell table:style-name="Table1.A2" office:value-type="string">
            <text:p text:style-name="P3">Compound Assignment with Augmented <text:span text:style-name="T2">Multiplication</text:span> – assigns and modifies a variable by addition</text:p>
          </table:table-cell>
          <table:table-cell table:style-name="Table1.B2" office:value-type="string">
            <text:p text:style-name="P5">var c = 5</text:p>
            <text:p text:style-name="P5">c *= 4; // print c</text:p>
            <text:p text:style-name="P5">c = 20</text:p>
          </table:table-cell>
        </table:table-row>
        <table:table-row>
          <table:table-cell table:style-name="Table1.A2" office:value-type="string">
            <text:p text:style-name="P3">Compound Assignment with Augmented <text:span text:style-name="T2">Division</text:span> – assigns and modifies a variable by addition</text:p>
          </table:table-cell>
          <table:table-cell table:style-name="Table1.B2" office:value-type="string">
            <text:p text:style-name="P5">var d = 14</text:p>
            <text:p text:style-name="P5">d /= 7; // print d</text:p>
            <text:p text:style-name="P5">d = 2</text:p>
          </table:table-cell>
        </table:table-row>
        <table:table-row>
          <table:table-cell table:style-name="Table1.A2" office:value-type="string">
            <text:p text:style-name="P6">Escaping Literal Quotes in Strings – how to place quotes in strings</text:p>
          </table:table-cell>
          <table:table-cell table:style-name="Table1.B2" office:value-type="string">
            <text:p text:style-name="P6">var myString = “Lucia told me, \“Thanks for the tea.”\” // print myString</text:p>
            <text:p text:style-name="P6">Lucia told me, “Thanks for the tea.”</text:p>
          </table:table-cell>
        </table:table-row>
        <table:table-row>
          <table:table-cell table:style-name="Table1.A2" office:value-type="string">
            <text:p text:style-name="P7">Concatenation with + – build new strings out of other strings</text:p>
          </table:table-cell>
          <table:table-cell table:style-name="Table1.B2" office:value-type="string">
            <text:p text:style-name="P7">var string = “I went ” + “to the store.”; // print string</text:p>
            <text:p text:style-name="P7">I went to the store.</text:p>
            <text:p text:style-name="P8">var newString = string + “ <text:s/>I bought milk”; // print newString</text:p>
            <text:p text:style-name="P8">I went to the store. <text:s/>I bought milk.</text:p>
          </table:table-cell>
        </table:table-row>
        <table:table-row>
          <table:table-cell table:style-name="Table1.A2" office:value-type="string">
            <text:p text:style-name="P7">Concatenation with += – build new strings out of other strings</text:p>
          </table:table-cell>
          <table:table-cell table:style-name="Table1.B2" office:value-type="string">
            <text:p text:style-name="P7">var thisString = “Beth didn't want pie. <text:s/>”;</text:p>
            <text:p text:style-name="P7">thisString += “She was full.”; // print thisString</text:p>
            <text:p text:style-name="P7">Beth didn't want pie. <text:s/>She was full.</text:p>
            <text:p text:style-name="P8">anotherString = “ <text:s/>She went home.”;</text:p>
            <text:p text:style-name="P8">thisString += anotherString; // return</text:p>
            <text:p text:style-name="P8">Beth didn't want pie. <text:s/>She was full. <text:s/>She went home.</text:p>
          </table:table-cell>
        </table:table-row>
        <table:table-row>
          <table:table-cell table:style-name="Table1.A2" office:value-type="string">
            <text:p text:style-name="P9">Length of a String – create a var equaling 0, another with the string, and test the second var with .length</text:p>
          </table:table-cell>
          <table:table-cell table:style-name="Table1.B2" office:value-type="string">
            <text:p text:style-name="P9">var howLong = 0;</text:p>
            <text:p text:style-name="P9">var stringLengthTest = “puppy”;</text:p>
            <text:p text:style-name="P9">howLong = stringLengthTest.length; // return</text:p>
            <text:p text:style-name="P9">howLong = 5</text:p>
          </table:table-cell>
        </table:table-row>
        <table:table-row>
          <table:table-cell table:style-name="Table1.A2" office:value-type="string">
            <text:p text:style-name="P9">Bracket Notation <text:span text:style-name="T3">in Finding Nth Character</text:span>– getting a character at a specific index (location) in a string</text:p>
          </table:table-cell>
          <table:table-cell table:style-name="Table1.B2" office:value-type="string">
            <text:p text:style-name="P9">var firstLetter = “”;</text:p>
            <text:p text:style-name="P9">var name = “Steve”;</text:p>
            <text:p text:style-name="P9">firstLetter = name[0]; // return</text:p>
            <text:p text:style-name="P9">S</text:p>
          </table:table-cell>
        </table:table-row>
        <table:table-row>
          <table:table-cell table:style-name="Table1.A2" office:value-type="string">
            <text:p text:style-name="P10">Bracket Notation in Finding Last Character – getting the last character in a string</text:p>
          </table:table-cell>
          <table:table-cell table:style-name="Table1.B2" office:value-type="string">
            <text:p text:style-name="P10">var lastName = “Snyder”;</text:p>
            <text:p text:style-name="P10">var lastLetterOfLastName = lastName[lastName.length-1]; // return</text:p>
            <text:p text:style-name="P10">r</text:p>
          </table:table-cell>
        </table:table-row>
        <table:table-row>
          <table:table-cell table:style-name="Table1.A2" office:value-type="string">
            <text:p text:style-name="P10">Bracket Notation in Finding Nth to Last Character – getting the character before <text:soft-page-break/>the last in a string</text:p>
          </table:table-cell>
          <table:table-cell table:style-name="Table1.B2" office:value-type="string">
            <text:p text:style-name="P10">var middleName = “Reed”;</text:p>
            <text:p text:style-name="P10">var secondToLastLetter = middleName[middleName.length-2]; // <text:soft-page-break/>return</text:p>
            <text:p text:style-name="P10">e</text:p>
          </table:table-cell>
        </table:table-row>
        <table:table-row>
          <table:table-cell table:style-name="Table1.A2" office:value-type="string">
            <text:p text:style-name="P10">Function Example – “Word Blanks” Exercise</text:p>
          </table:table-cell>
          <table:table-cell table:style-name="Table1.B2" office:value-type="string">
            <text:p text:style-name="P11">function wordBlanks(myNoun, myAdjective, myVerb, myAdverb){</text:p>
            <text:p text:style-name="P11">var result = “”;</text:p>
            <text:p text:style-name="P11">result = “My ” + myAdjective + “ ” myNoun + “ ” + myVerb + “ ” + myAdverb + “ to the doghouse.”;</text:p>
            <text:p text:style-name="P11">return result;}</text:p>
            <text:p text:style-name="P11">wordBlanks(“dog”, “big”, “ran”, “quickly”); // return</text:p>
            <text:p text:style-name="P11">My big dog ran quickly to the doghouse.</text:p>
          </table:table-cell>
        </table:table-row>
        <table:table-row>
          <table:table-cell table:style-name="Table1.A2" office:value-type="string">
            <text:p text:style-name="P12">Arrays – organizing information, such as strings or numbers</text:p>
          </table:table-cell>
          <table:table-cell table:style-name="Table1.B2" office:value-type="string">
            <text:p text:style-name="P12">var ourArray = [“pizza”, 32];</text:p>
            <text:p text:style-name="P12">var myArray = [[“dog”, 1] [“mice”, 33]];</text:p>
          </table:table-cell>
        </table:table-row>
        <table:table-row>
          <table:table-cell table:style-name="Table1.A2" office:value-type="string">
            <text:p text:style-name="P13">Accessing Array Data – using indexes to access information</text:p>
          </table:table-cell>
          <table:table-cell table:style-name="Table1.B2" office:value-type="string">
            <text:p text:style-name="P14">var thisArray = [1, 2, 3, 4, 5];</text:p>
            <text:p text:style-name="P14">var arrayData = thisArray[1]; // return</text:p>
            <text:p text:style-name="P14">2</text:p>
          </table:table-cell>
        </table:table-row>
        <table:table-row>
          <table:table-cell table:style-name="Table1.A2" office:value-type="string">
            <text:p text:style-name="P14">Modify Array Data – arrays are mutable, unlike strings</text:p>
          </table:table-cell>
          <table:table-cell table:style-name="Table1.B2" office:value-type="string">
            <text:p text:style-name="P14">var arrayChange = [6, 7, 8, 9,];</text:p>
            <text:p text:style-name="P14">arrayChange[0] = 5; // return arrayChange</text:p>
            <text:p text:style-name="P14">[5, 7, 8, 9]</text:p>
          </table:table-cell>
        </table:table-row>
        <table:table-row>
          <table:table-cell table:style-name="Table1.A2" office:value-type="string">
            <text:p text:style-name="P14">Accessing Multi-Dimensional Arrays with Indexes – the first set of brackets refer to the entries in the outermost array (the first array), and each additional set refers to the next level of entries inside</text:p>
          </table:table-cell>
          <table:table-cell table:style-name="Table1.B2" office:value-type="string">
            <text:p text:style-name="P14">var array = [[1, 2, 3], [4, 5, 6], [[10, 11, 12], 13, 14];</text:p>
            <text:p text:style-name="P14">array[1]; // return</text:p>
            <text:p text:style-name="P14">4,5,6</text:p>
            <text:p text:style-name="P14">array[0][2]; // return</text:p>
            <text:p text:style-name="P14">3</text:p>
            <text:p text:style-name="P14">array[2][0][0]; // return</text:p>
            <text:p text:style-name="P14">10</text:p>
          </table:table-cell>
        </table:table-row>
        <table:table-row>
          <table:table-cell table:style-name="Table1.A2" office:value-type="string">
            <text:p text:style-name="P15">Manipulate Arrays with .push()<text:span text:style-name="T4"> – </text:span>moves a parameter in an array to the end</text:p>
          </table:table-cell>
          <table:table-cell table:style-name="Table1.B2" office:value-type="string">
            <text:p text:style-name="P15">var array = [1, 2, 3];</text:p>
            <text:p text:style-name="P15">array.push(5); // return</text:p>
            <text:p text:style-name="P15">1, 2, 3, 5</text:p>
          </table:table-cell>
        </table:table-row>
        <table:table-row>
          <table:table-cell table:style-name="Table1.A2" office:value-type="string">
            <text:p text:style-name="P16">Manipulate Arrays with .pop() – removes the value at the end of the array</text:p>
          </table:table-cell>
          <table:table-cell table:style-name="Table1.B2" office:value-type="string">
            <text:p text:style-name="P16">var arr = [8, 9, 10];</text:p>
            <text:p text:style-name="P16">var removedFromArr = arr.pop(); // return</text:p>
            <text:p text:style-name="P16">removedFromA = 10;</text:p>
            <text:p text:style-name="P16">arr = [8, 9];</text:p>
          </table:table-cell>
        </table:table-row>
        <table:table-row>
          <table:table-cell table:style-name="Table1.A2" office:value-type="string">
            <text:p text:style-name="P16">Manipulate Arrays with .shift() <text:span text:style-name="T5">– </text:span>removes the value at the front of the array</text:p>
          </table:table-cell>
          <table:table-cell table:style-name="Table1.B2" office:value-type="string">
            <text:p text:style-name="P16">var myArray = [[“Susan”, 4], [“Jacky”, 9];</text:p>
            <text:p text:style-name="P16">var goodbyeFrontValue = myArray.shif<text:span text:style-name="T7">t</text:span>(); // return</text:p>
            <text:p text:style-name="P16">goodbyeFrontValue = [“Susan”, 4];</text:p>
            <text:p text:style-name="P16">myArray = [“Jacky”, 9];</text:p>
          </table:table-cell>
        </table:table-row>
        <table:table-row>
          <table:table-cell table:style-name="Table1.A2" office:value-type="string">
            <text:p text:style-name="P17">Manipulate Arrays with .<text:span text:style-name="T5">un</text:span>shift()<text:span text:style-name="T5"> – adds</text:span> <text:span text:style-name="T5">a</text:span> value <text:span text:style-name="T5">to </text:span>the front of the array</text:p>
          </table:table-cell>
          <table:table-cell table:style-name="Table1.B2" office:value-type="string">
            <text:p text:style-name="P18">var thisArray = [[“Sean”, 14], [“Melissa”, 62]];</text:p>
            <text:p text:style-name="P18">thisArray = [“Roger”, 33]; // return</text:p>
            <text:p text:style-name="P18">[[“Roger”, 33], [“Sean”, 14], [“Melissa”, 62]]</text:p>
          </table:table-cell>
        </table:table-row>
        <table:table-row>
          <table:table-cell table:style-name="Table1.A2" office:value-type="string">
            <text:p text:style-name="P19">Function – a tool that runs an exercise with given variables (called parameters), which are passed into the function as arguments</text:p>
          </table:table-cell>
          <table:table-cell table:style-name="Table1.B2" office:value-type="string">
            <text:p text:style-name="P19">function addingTwoParameters(a, b) {</text:p>
            <text:p text:style-name="P19">console.log (a + b); <text:s/>}</text:p>
            <text:p text:style-name="P19">addingTwoParameters(1, 4); // return</text:p>
            <text:p text:style-name="P19">5</text:p>
            <text:p text:style-name="P19"/>
          </table:table-cell>
        </table:table-row>
        <table:table-row>
          <table:table-cell table:style-name="Table1.A2" office:value-type="string">
            <text:p text:style-name="P20">Functions with Global Scope – in which variables are visible outside of a function <text:soft-page-break/>block, meaning that they can be seen and acted upon anywhere in the JS code</text:p>
          </table:table-cell>
          <table:table-cell table:style-name="Table1.B2" office:value-type="string">
            <text:p text:style-name="P20">var example = 3; // “example” is global</text:p>
            <text:p text:style-name="P20">function letsRun() {</text:p>
            <text:p text:style-name="P20"><text:soft-page-break/>otherExample = 4; // variables need to be declared with ''var”};</text:p>
          </table:table-cell>
        </table:table-row>
        <table:table-row>
          <table:table-cell table:style-name="Table1.A2" office:value-type="string">
            <text:p text:style-name="P20">Functions with Local Scope – in which variables are visible only inside a function block, meaning that they can be seen and acted upon only in the function </text:p>
            <text:p text:style-name="P20">(if both local and global variables share the same name, the local variable takes precedence over the global variable)</text:p>
          </table:table-cell>
          <table:table-cell table:style-name="Table1.B2" office:value-type="string">
            <text:p text:style-name="P20">function test() {</text:p>
            <text:p text:style-name="P20">var localVariable = “what what”;</text:p>
            <text:p text:style-name="P20">console.log(localVariable); };</text:p>
            <text:p text:style-name="P20">test(); // return</text:p>
            <text:p text:style-name="P20">what what</text:p>
            <text:p text:style-name="P20">console.log(localVariable); // return</text:p>
            <text:p text:style-name="P20">undefined</text:p>
          </table:table-cell>
        </table:table-row>
        <table:table-row>
          <table:table-cell table:style-name="Table1.A2" office:value-type="string">
            <text:p text:style-name="P21">Return a Value from a Function</text:p>
          </table:table-cell>
          <table:table-cell table:style-name="Table1.B2" office:value-type="string">
            <text:p text:style-name="P22"><text:span text:style-name="T6">f</text:span>unction <text:span text:style-name="T6">addsFourteen(num) {</text:span></text:p>
            <text:p text:style-name="P23">return num + 14; }</text:p>
            <text:p text:style-name="P23">var answer = addsFourteen(2); // return</text:p>
            <text:p text:style-name="P22"><text:span text:style-name="T6">16</text:span> </text:p>
          </table:table-cell>
        </table:table-row>
        <table:table-row>
          <table:table-cell table:style-name="Table1.A2" office:value-type="string">
            <text:p text:style-name="P23">Assigning a Value to a Variable through Return – since everything to the right of an equal sign is resolved before the value is assigned to a variable, the return value of a function can be assigned to a variable</text:p>
          </table:table-cell>
          <table:table-cell table:style-name="Table1.B2" office:value-type="string">
            <text:p text:style-name="P24">var thisVarWillChange = 0;</text:p>
            <text:p text:style-name="P24">function thisWillChangeTheVar(number) {</text:p>
            <text:p text:style-name="P24">return (number + 2) / 1; }</text:p>
            <text:p text:style-name="P24">thisVarWillChange = thisWillChangeTheVar(6); // return</text:p>
            <text:p text:style-name="P24">8</text:p>
          </table:table-cell>
        </table:table-row>
        <table:table-row>
          <table:table-cell table:style-name="Table1.A2" office:value-type="string">
            <text:p text:style-name="P24">&lt;&lt;FFC Exercise: Stand in Line&gt;&gt;</text:p>
            <text:p text:style-name="P24">A queue is an abstract data structure where items are kept in order, and new items can be added to the back, and taken off of the front (on an array, as in the exercise)</text:p>
          </table:table-cell>
          <table:table-cell table:style-name="Table1.B2" office:value-type="string">
            <text:p text:style-name="P24">function nextInLine(arr, item) {</text:p>
            <text:p text:style-name="P24">arr.push(item);</text:p>
            <text:p text:style-name="P24">return arr.shift(); }</text:p>
            <text:p text:style-name="P25">var testArr = [1,2,3,4,5]; </text:p>
            <text:p text:style-name="P25"><text:span text:style-name="T8">// part of display code // console.log(nextInLine(testArr, 6)); </text:span>// return</text:p>
            <text:p text:style-name="P26">[2,3,4,5,6]</text:p>
          </table:table-cell>
        </table:table-row>
        <table:table-row>
          <table:table-cell table:style-name="Table1.A2" office:value-type="string">
            <text:p text:style-name="P27">Conditional Logic with If Statements – <text:span text:style-name="T9">making decisions in code, for true or false (Boolean conditions)</text:span></text:p>
          </table:table-cell>
          <table:table-cell table:style-name="Table1.B2" office:value-type="string">
            <text:p text:style-name="P28">function test(x) {</text:p>
            <text:p text:style-name="P28">if (x &gt; 8) {</text:p>
            <text:p text:style-name="P28">return “true”;}</text:p>
            <text:p text:style-name="P28">return “false”;}</text:p>
            <text:p text:style-name="P28">test(14); // return</text:p>
            <text:p text:style-name="P28">true</text:p>
          </table:table-cell>
        </table:table-row>
        <table:table-row>
          <table:table-cell table:style-name="Table1.A2" office:value-type="string">
            <text:p text:style-name="P28">Equality Operator – compares two values and returns “true” if they are equivalent, and “false” if they don't. <text:s/>“=” is assigning values to variables (numbers and numbers in quotations will return as “equal”, if the they are the same number)</text:p>
            <text:p text:style-name="P28"><text:s/></text:p>
          </table:table-cell>
          <table:table-cell table:style-name="Table1.B2" office:value-type="string">
            <text:p text:style-name="P28">function equalityTest(number) {</text:p>
            <text:p text:style-name="P28">if (number == 1) {</text:p>
            <text:p text:style-name="P28">return “Equal”;}</text:p>
            <text:p text:style-name="P28">return “Not Equal”;}</text:p>
            <text:p text:style-name="P28">equalityTest(3); // return</text:p>
            <text:p text:style-name="P28">Not Equal</text:p>
          </table:table-cell>
        </table:table-row>
        <table:table-row>
          <table:table-cell table:style-name="Table1.A2" office:value-type="string">
            <text:p text:style-name="P29">Strict Equality Operator – strictly compares two values, including data type</text:p>
          </table:table-cell>
          <table:table-cell table:style-name="Table1.B2" office:value-type="string">
            <text:p text:style-name="P29">3 === 3 // true</text:p>
            <text:p text:style-name="P29">“3” === 3 // false</text:p>
            <text:p text:style-name="P29"/>
            <text:p text:style-name="P29"/>
            <text:p text:style-name="P29"/>
          </table:table-cell>
        </table:table-row>
        <table:table-row>
          <table:table-cell table:style-name="Table1.A2" office:value-type="string">
            <text:p text:style-name="P30">Inequality Operator – returns “false” where equality would be “true”, and vice <text:soft-page-break/>versa</text:p>
          </table:table-cell>
          <table:table-cell table:style-name="Table1.B2" office:value-type="string">
            <text:p text:style-name="P29">function inequality(number) {</text:p>
            <text:p text:style-name="P29">if (number != 3) { </text:p>
            <text:p text:style-name="P29"><text:soft-page-break/>return “False”;}</text:p>
            <text:p text:style-name="P29">return “True”;}</text:p>
            <text:p text:style-name="P29">inequality(3); // return</text:p>
            <text:p text:style-name="P29">False</text:p>
          </table:table-cell>
        </table:table-row>
        <table:table-row>
          <table:table-cell table:style-name="Table1.A2" office:value-type="string">
            <text:p text:style-name="P31">Strict Inequality Operator – <text:span text:style-name="T10">same as inequality operator, except it doesn't count different data types</text:span></text:p>
          </table:table-cell>
          <table:table-cell table:style-name="Table1.B2" office:value-type="string">
            <text:p text:style-name="P31">3 !== 3 // false</text:p>
            <text:p text:style-name="P31">3 !== “3” // true</text:p>
          </table:table-cell>
        </table:table-row>
        <table:table-row>
          <table:table-cell table:style-name="Table1.A2" office:value-type="string">
            <text:p text:style-name="P32">Greater Than Operator – compares two va<text:span text:style-name="T11">l</text:span>ues, and returns “true” if the value on the left is greater</text:p>
          </table:table-cell>
          <table:table-cell table:style-name="Table1.B2" office:value-type="string">
            <text:p text:style-name="P32">5 &gt; 1 // true</text:p>
            <text:p text:style-name="P32">33 &gt; “22” // true</text:p>
            <text:p text:style-name="P32">“1” &gt; 4 // false</text:p>
          </table:table-cell>
        </table:table-row>
        <table:table-row>
          <table:table-cell table:style-name="Table1.A2" office:value-type="string">
            <text:p text:style-name="P34">Greater Than Or Equal To Operator – <text:span text:style-name="T10">compares two va</text:span>l<text:span text:style-name="T10">ues, and returns “true” if the value on the left is greater </text:span>or equal to the other</text:p>
          </table:table-cell>
          <table:table-cell table:style-name="Table1.B2" office:value-type="string">
            <text:p text:style-name="P34">11 &gt;= 3 // true</text:p>
            <text:p text:style-name="P34">9 &gt;= 9 // true</text:p>
            <text:p text:style-name="P34">“48” &gt;= 309 // false</text:p>
          </table:table-cell>
        </table:table-row>
        <table:table-row>
          <table:table-cell table:style-name="Table1.A2" office:value-type="string">
            <text:p text:style-name="P33"><text:span text:style-name="T11">Less</text:span> Than Operator – compares two va<text:span text:style-name="T11">l</text:span>ues, and returns “true” if the value on the <text:span text:style-name="T11">right</text:span> is greater</text:p>
          </table:table-cell>
          <table:table-cell table:style-name="Table1.B2" office:value-type="string">
            <text:p text:style-name="P34">1 &lt; 44 // true</text:p>
            <text:p text:style-name="P34">22 &lt; “33” // true</text:p>
            <text:p text:style-name="P34">“71” &lt; 3 // false</text:p>
          </table:table-cell>
        </table:table-row>
        <table:table-row>
          <table:table-cell table:style-name="Table1.A2" office:value-type="string">
            <text:p text:style-name="P34">Greater Than Or Equal To Operator – <text:span text:style-name="T10">compares two va</text:span>l<text:span text:style-name="T10">ues, and returns “true” if the value on the </text:span>right<text:span text:style-name="T10"> is greater </text:span>or equal to the other</text:p>
          </table:table-cell>
          <table:table-cell table:style-name="Table1.B2" office:value-type="string">
            <text:p text:style-name="P34">21 &lt;= 21 // true</text:p>
            <text:p text:style-name="P34">39 &lt;= “39” // true</text:p>
            <text:p text:style-name="P34">5 &lt;= 4 // false</text:p>
          </table:table-cell>
        </table:table-row>
        <table:table-row>
          <table:table-cell table:style-name="Table1.A2" office:value-type="string">
            <text:p text:style-name="P35">Logical And Operator – for comparing more than one thing at a time</text:p>
          </table:table-cell>
          <table:table-cell table:style-name="Table1.B2" office:value-type="string">
            <text:p text:style-name="P35">function compareAway(num) {</text:p>
            <text:p text:style-name="P35">if (num &gt; 100 &amp;&amp; num &lt; 500) {</text:p>
            <text:p text:style-name="P35">return “Yes”; }</text:p>
            <text:p text:style-name="P35">return “No”;</text:p>
            <text:p text:style-name="P35">compareAway(34); // return</text:p>
            <text:p text:style-name="P35">No</text:p>
          </table:table-cell>
        </table:table-row>
        <table:table-row>
          <table:table-cell table:style-name="Table1.A2" office:value-type="string">
            <text:p text:style-name="P35">Logical Or Operator – testing if either of the operands is true</text:p>
          </table:table-cell>
          <table:table-cell table:style-name="Table1.B2" office:value-type="string">
            <text:p text:style-name="P35">Function comparing(num) {</text:p>
            <text:p text:style-name="P35">if (num &lt;10 || num &gt; 5) {</text:p>
            <text:p text:style-name="P35">return “Yes”; }</text:p>
            <text:p text:style-name="P35">return “No”;}</text:p>
            <text:p text:style-name="P36">comparing(7); // return</text:p>
            <text:p text:style-name="P36">Yes</text:p>
          </table:table-cell>
        </table:table-row>
        <table:table-row>
          <table:table-cell table:style-name="Table1.A2" office:value-type="string">
            <text:p text:style-name="P37">Else Statements – a condition that runs when an “if” statement can't execute, depending on the <text:span text:style-name="T12">arguments</text:span></text:p>
          </table:table-cell>
          <table:table-cell table:style-name="Table1.B2" office:value-type="string">
            <text:p text:style-name="P38">function moreThanOneHundred(num) {</text:p>
            <text:p text:style-name="P38">if (num &gt; 100) {</text:p>
            <text:p text:style-name="P38">return “Yes”;</text:p>
            <text:p text:style-name="P38">} else { </text:p>
            <text:p text:style-name="P38">return “No”; }</text:p>
            <text:p text:style-name="P38">moreThanOneHundred(44); // return</text:p>
            <text:p text:style-name="P38">No</text:p>
            <text:p text:style-name="P38"/>
            <text:p text:style-name="P38"/>
            <text:p text:style-name="P38"/>
            <text:p text:style-name="P38"/>
          </table:table-cell>
        </table:table-row>
        <table:table-row>
          <table:table-cell table:style-name="Table1.A2" office:value-type="string">
            <text:p text:style-name="P38">Else If – a chain of statements that can be satisfied if there are multiple <text:soft-page-break/>conditions to address <text:span text:style-name="T13">(in the case of code order, make sure that the satisfied conditions don't conflict with each other; this is to ensure that bad code isn't written</text:span></text:p>
          </table:table-cell>
          <table:table-cell table:style-name="Table1.B2" office:value-type="string">
            <text:p text:style-name="P38">function sweetSpot(num) {</text:p>
            <text:p text:style-name="P38">if (num &lt;100) {</text:p>
            <text:p text:style-name="P38"><text:soft-page-break/>return “Less than 100”;</text:p>
            <text:p text:style-name="P38">} else if (num &gt; 200) <text:s/>{</text:p>
            <text:p text:style-name="P38">return “More than 200”;</text:p>
            <text:p text:style-name="P38">} else {</text:p>
            <text:p text:style-name="P38">return “Between 100 to 200: sweet spot!”; }</text:p>
            <text:p text:style-name="P38">sweetSpot(158); // return</text:p>
            <text:p text:style-name="P38">Between 100 to 200: sweet spot!</text:p>
          </table:table-cell>
        </table:table-row>
        <table:table-row>
          <table:table-cell table:style-name="Table1.A2" office:value-type="string">
            <text:p text:style-name="P39">Switch Statements – choosing from one of many options in a function, in which a case value is executed, and breaks prevent other values from executing</text:p>
          </table:table-cell>
          <table:table-cell table:style-name="Table1.B2" office:value-type="string">
            <text:p text:style-name="P39">function numeralsToNumbers(val) {</text:p>
            <text:p text:style-name="P39">var answer = “”;</text:p>
            <text:p text:style-name="P39">switch (val) {</text:p>
            <text:p text:style-name="P39">case 1:</text:p>
            <text:p text:style-name="P39">return “One”;</text:p>
            <text:p text:style-name="P39">break;</text:p>
            <text:p text:style-name="P39">case 2:</text:p>
            <text:p text:style-name="P39">return “Two”;</text:p>
            <text:p text:style-name="P39">break;</text:p>
            <text:p text:style-name="P39">case 3:</text:p>
            <text:p text:style-name="P39">return “Three”;</text:p>
            <text:p text:style-name="P39">break }</text:p>
            <text:p text:style-name="P39">return answer; }</text:p>
            <text:p text:style-name="P39">numeralsToNumbers(2); // return</text:p>
            <text:p text:style-name="P39">Two</text:p>
          </table:table-cell>
        </table:table-row>
        <table:table-row>
          <table:table-cell table:style-name="Table1.A2" office:value-type="string">
            <text:p text:style-name="P40">Switch Statement with Default – the default will execute if no case statements can be satisfied</text:p>
          </table:table-cell>
          <table:table-cell table:style-name="Table1.B2" office:value-type="string">
            <text:p text:style-name="P40">function chooseOrElse(word) {</text:p>
            <text:p text:style-name="P40">var answer = “”;</text:p>
            <text:p text:style-name="P40">switch(word) {</text:p>
            <text:p text:style-name="P40">case “1”:</text:p>
            <text:p text:style-name="P40">return “Kimchi”;</text:p>
            <text:p text:style-name="P40">break;</text:p>
            <text:p text:style-name="P40">case “2”:</text:p>
            <text:p text:style-name="P40">return “Bulgogi”;</text:p>
            <text:p text:style-name="P40">break;</text:p>
            <text:p text:style-name="P40">case “3”:</text:p>
            <text:p text:style-name="P40">return “Kimbap”;</text:p>
            <text:p text:style-name="P40">break;</text:p>
            <text:p text:style-name="P40">default:</text:p>
            <text:p text:style-name="P40">return “Pajeon”; }</text:p>
            <text:p text:style-name="P40">return answer; }</text:p>
            <text:p text:style-name="P40">chooseOrElse(3); // return</text:p>
            <text:p text:style-name="P40">Kimbap</text:p>
            <text:p text:style-name="P40"/>
            <text:p text:style-name="P40"/>
            <text:p text:style-name="P40"/>
            <text:p text:style-name="P40"/>
            <text:p text:style-name="P40"/>
            <text:p text:style-name="P40"/>
            <text:p text:style-name="P40"/>
          </table:table-cell>
        </table:table-row>
        <table:table-row>
          <table:table-cell table:style-name="Table1.A2" office:value-type="string">
            <text:p text:style-name="P40">Multiple Identical Options in Switch – multiple inputs with the same output can <text:soft-page-break/>run unless a break is encountered</text:p>
          </table:table-cell>
          <table:table-cell table:style-name="Table1.B2" office:value-type="string">
            <text:p text:style-name="P40">function ratingSystem(value) {</text:p>
            <text:p text:style-name="P41">var answer = “”;</text:p>
            <text:p text:style-name="P40"><text:soft-page-break/>switch(value);</text:p>
            <text:p text:style-name="P40">case 1:</text:p>
            <text:p text:style-name="P40">case 2:</text:p>
            <text:p text:style-name="P40">return “Basic Level”;</text:p>
            <text:p text:style-name="P40">break;</text:p>
            <text:p text:style-name="P40">case 3:</text:p>
            <text:p text:style-name="P40">case 4:</text:p>
            <text:p text:style-name="P40">return “Medium Level”;</text:p>
            <text:p text:style-name="P40">break;</text:p>
            <text:p text:style-name="P40">case 5:</text:p>
            <text:p text:style-name="P40">case 6:</text:p>
            <text:p text:style-name="P40">return “High Level”;</text:p>
            <text:p text:style-name="P40">break; }</text:p>
            <text:p text:style-name="P40">return answer }</text:p>
            <text:p text:style-name="P40">ratingSystem(3); // return</text:p>
            <text:p text:style-name="P40">Medium Level</text:p>
          </table:table-cell>
        </table:table-row>
        <table:table-row>
          <table:table-cell table:style-name="Table1.A2" office:value-type="string">
            <text:p text:style-name="P42">Returning Boolean Values from Functions – since Boolean values are either “true” or “false”, there is no need to use if/else statements with them, since they are inherently opposed by their nature</text:p>
          </table:table-cell>
          <table:table-cell table:style-name="Table1.B2" office:value-type="string">
            <text:p text:style-name="P42">function equalTest(a, b) {</text:p>
            <text:p text:style-name="P42">return a &lt; b; }</text:p>
            <text:p text:style-name="P42">equalTest(1, 11); // return</text:p>
            <text:p text:style-name="P42">True</text:p>
            <text:p text:style-name="P42">equalTest(12, 8); // return</text:p>
            <text:p text:style-name="P42">False</text:p>
          </table:table-cell>
        </table:table-row>
        <table:table-row>
          <table:table-cell table:style-name="Table1.A2" office:value-type="string">
            <text:p text:style-name="P43">Using Return vs Console Log in Functions – when a return statement is reached, the execution of the function stops and control returns to called location</text:p>
          </table:table-cell>
          <table:table-cell table:style-name="Table1.B2" office:value-type="string">
            <text:p text:style-name="P43">function testingReturn(a, b) {</text:p>
            <text:p text:style-name="P43">if (a &lt; 0 || b &lt; 0) {</text:p>
            <text:p text:style-name="P43">return undefined;</text:p>
            <text:p text:style-name="P43">console.log (“Undefined) }</text:p>
            <text:p text:style-name="P43">testingReturn(1, 2); // return</text:p>
            <text:p text:style-name="P43">undefined</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able:table-cell>
        </table:table-row>
        <table:table-row>
          <table:table-cell table:style-name="Table1.A2" office:value-type="string">
            <text:p text:style-name="P44">&lt;&lt;FFC Exercise: Counting Cards&gt;&gt;</text:p>
            <text:p text:style-name="P45">Replicating the algorithm for Blackjack <text:soft-page-break/>in a function</text:p>
          </table:table-cell>
          <table:table-cell table:style-name="Table1.B2" office:value-type="string">
            <text:p text:style-name="P45">var count = 0;</text:p>
            <text:p text:style-name="P45">function cc(card){</text:p>
            <text:p text:style-name="P45"><text:soft-page-break/>switch(card) {</text:p>
            <text:p text:style-name="P45">case 2:</text:p>
            <text:p text:style-name="P45">case 3:</text:p>
            <text:p text:style-name="P45">case 4:</text:p>
            <text:p text:style-name="P45">case 5:</text:p>
            <text:p text:style-name="P45">case 6:</text:p>
            <text:p text:style-name="P45">count++;</text:p>
            <text:p text:style-name="P45">break;</text:p>
            <text:p text:style-name="P45">case 10:</text:p>
            <text:p text:style-name="P45">case “J”:</text:p>
            <text:p text:style-name="P45">case “Q”;</text:p>
            <text:p text:style-name="P45">case “K”;</text:p>
            <text:p text:style-name="P45">case “A”;</text:p>
            <text:p text:style-name="P45">count--;</text:p>
            <text:p text:style-name="P45">break; }</text:p>
            <text:p text:style-name="P45">if (count &gt; 0) {</text:p>
            <text:p text:style-name="P45">return count + “ Bet”; {</text:p>
            <text:p text:style-name="P45">else {</text:p>
            <text:p text:style-name="P45">return count + “ Hold”; } }</text:p>
            <text:p text:style-name="P45">cc(3), cc(“K”), cc(9), cc (“K), cc(10); // return</text:p>
            <text:p text:style-name="P45">-3 Hold</text:p>
          </table:table-cell>
        </table:table-row>
        <table:table-row>
          <table:table-cell table:style-name="Table1.A2" office:value-type="string">
            <text:p text:style-name="P46">JavaScript Objects – data organization tools that store information like arrays, as properties, which is useful for storing data in a structured way</text:p>
          </table:table-cell>
          <table:table-cell table:style-name="Table1.B2" office:value-type="string">
            <text:p text:style-name="P46">var myFavoriteTeam {</text:p>
            <text:p text:style-name="P46">“name”: “Arsenal”,</text:p>
            <text:p text:style-name="P46">“location”: “London, England”</text:p>
            <text:p text:style-name="P46">“number of top flight championship trophies”: 13</text:p>
            <text:p text:style-name="P46">“best players”: [“Henry”, “Adams”, “Wright”, “Brady”] }</text:p>
          </table:table-cell>
        </table:table-row>
        <table:table-row>
          <table:table-cell table:style-name="Table1.A2" office:value-type="string">
            <text:p text:style-name="P47">Using Dot Notation to Access Data in Objects – accesses the properties of an object, when you know what the names of the properties are beforehand</text:p>
          </table:table-cell>
          <table:table-cell table:style-name="Table1.B2" office:value-type="string">
            <text:p text:style-name="P47">var partyChecklist = {</text:p>
            <text:p text:style-name="P47">“food”: “pizza”,</text:p>
            <text:p text:style-name="P47">“drinks”: “beer”,</text:p>
            <text:p text:style-name="P47">“music”: “rock” };</text:p>
            <text:p text:style-name="P47">var foodValue = partyChecklist.food; // return</text:p>
            <text:p text:style-name="P47">pizza</text:p>
          </table:table-cell>
        </table:table-row>
        <table:table-row>
          <table:table-cell table:style-name="Table1.A2" office:value-type="string">
            <text:p text:style-name="P48">Using Bracket Notation to Access Data in Objects – access the properties in an object</text:p>
          </table:table-cell>
          <table:table-cell table:style-name="Table1.B2" office:value-type="string">
            <text:p text:style-name="P48">var partyChecklist = {</text:p>
            <text:p text:style-name="P48">“food”: “pizza”,</text:p>
            <text:p text:style-name="P48">“drinks”: “beer”,</text:p>
            <text:p text:style-name="P48">“music”: “rock” };</text:p>
            <text:p text:style-name="P48">var drinksValue = partyChecklist[drinks]; // return</text:p>
            <text:p text:style-name="P48">beer</text:p>
          </table:table-cell>
        </table:table-row>
        <table:table-row>
          <table:table-cell table:style-name="Table1.A2" office:value-type="string">
            <text:p text:style-name="P49">Using Variables to Access Data in Objects – by using bracket notation, properties can be accessed when iterating through lists of object properties </text:p>
          </table:table-cell>
          <table:table-cell table:style-name="Table1.B2" office:value-type="string">
            <text:p text:style-name="P50">var arsenalPlayers = {</text:p>
            <text:p text:style-name="P50">10: “Henry”,</text:p>
            <text:p text:style-name="P50">7: “Alexis”,</text:p>
            <text:p text:style-name="P50">8: “Arteta” };</text:p>
            <text:p text:style-name="P50">var playerNumber = 10;</text:p>
            <text:p text:style-name="P50">var player = arsenalPlayers[playerNumber]; // return</text:p>
            <text:p text:style-name="P50">Henry</text:p>
            <text:p text:style-name="P50"/>
          </table:table-cell>
        </table:table-row>
        <table:table-row>
          <table:table-cell table:style-name="Table1.A2" office:value-type="string">
            <text:p text:style-name="P50">Updating Object Properties – object <text:soft-page-break/>properties can be updated just as easily as updating a variable, dot or bracket notation can be used</text:p>
          </table:table-cell>
          <table:table-cell table:style-name="Table1.B2" office:value-type="string">
            <text:p text:style-name="P50">var myCar = {</text:p>
            <text:p text:style-name="P50"><text:soft-page-break/>“name”: “Toyota Corolla”,</text:p>
            <text:p text:style-name="P50">“year”: 2004, </text:p>
            <text:p text:style-name="P50">“color”: “white” }</text:p>
            <text:p text:style-name="P50">myCar[name] = “Honda Civic”; // return</text:p>
            <text:p text:style-name="P50">Honda Civic</text:p>
            <text:p text:style-name="P50">myCar.year = 2014; // return</text:p>
            <text:p text:style-name="P50">2014</text:p>
          </table:table-cell>
        </table:table-row>
        <table:table-row>
          <table:table-cell table:style-name="Table1.A2" office:value-type="string">
            <text:p text:style-name="P51">Adding New Properties to an Object</text:p>
          </table:table-cell>
          <table:table-cell table:style-name="Table1.B2" office:value-type="string">
            <text:p text:style-name="P51">var myCar = {</text:p>
            <text:p text:style-name="P51"><text:s/>“name”: “Honda Civic”,</text:p>
            <text:p text:style-name="P51">“year”: 2014,</text:p>
            <text:p text:style-name="P51">“color”: “white” }</text:p>
            <text:p text:style-name="P51">myCar.transmission = “automatic”;</text:p>
            <text:p text:style-name="P51">myCar[“horsepower”] = 225;</text:p>
          </table:table-cell>
        </table:table-row>
        <table:table-row>
          <table:table-cell table:style-name="Table1.A2" office:value-type="string">
            <text:p text:style-name="P51">Deleting Properties from an Object</text:p>
          </table:table-cell>
          <table:table-cell table:style-name="Table1.B2" office:value-type="string">
            <text:p text:style-name="P51">var myCar <text:span text:style-name="T15">=</text:span> {</text:p>
            <text:p text:style-name="P51">“name”: “Honda Civic”.</text:p>
            <text:p text:style-name="P51">“year”: 2014,</text:p>
            <text:p text:style-name="P51">“color”: “white”,</text:p>
            <text:p text:style-name="P51">“transmission”: “automatic”,</text:p>
            <text:p text:style-name="P51">“horsepower”: 225 }</text:p>
            <text:p text:style-name="P51">delete myCar[“horsepower”]; </text:p>
          </table:table-cell>
        </table:table-row>
        <table:table-row>
          <table:table-cell table:style-name="Table1.A2" office:value-type="string">
            <text:p text:style-name="P52">Using Objects for Lookups – objects can <text:s/>be thought of as a value storage tool, like a dictionary; useful when there is tabular data</text:p>
          </table:table-cell>
          <table:table-cell table:style-name="Table1.B2" office:value-type="string">
            <text:p text:style-name="P53">function areaCodesLookup(value) {</text:p>
            <text:p text:style-name="P53">var result = “”;</text:p>
            <text:p text:style-name="P53">var lookupDatabase <text:span text:style-name="T15">=</text:span> {</text:p>
            <text:p text:style-name="P53">858: “Poway”,</text:p>
            <text:p text:style-name="P53">425: “Lynnwood”,</text:p>
            <text:p text:style-name="P53">714: “Santa Ana”,</text:p>
            <text:p text:style-name="P53">360: “Seattle” };</text:p>
            <text:p text:style-name="P53">result = lookupDatabase[value];</text:p>
            <text:p text:style-name="P53">return result; }</text:p>
            <text:p text:style-name="P53">areaCodesLookup(425); // return</text:p>
            <text:p text:style-name="P53">Lynnwood</text:p>
          </table:table-cell>
        </table:table-row>
        <table:table-row>
          <table:table-cell table:style-name="Table1.A2" office:value-type="string">
            <text:p text:style-name="P54">&lt;&lt;FCC Exercise: Testing Objects for Properties&gt;&gt;</text:p>
            <text:p text:style-name="P54">Sometimes it's useful to check if a property in a certain object exists or not, by using “hasOwnProperty(propname)”</text:p>
          </table:table-cell>
          <table:table-cell table:style-name="Table1.B2" office:value-type="string">
            <text:p text:style-name="P54">var myObject = {</text:p>
            <text:p text:style-name="P54">gift: “toy car”,</text:p>
            <text:p text:style-name="P54">pet: “puppy”,</text:p>
            <text:p text:style-name="P55">bed: “bunkbed” };</text:p>
            <text:p text:style-name="P55">function checkObject(checkProp) {</text:p>
            <text:p text:style-name="P55">if (myObject.hasOwnProperty(checkProp) === true) {</text:p>
            <text:p text:style-name="P55">return myObject[checkProp];</text:p>
            <text:p text:style-name="P55">} else return “Not Found”; }</text:p>
            <text:p text:style-name="P55">checkObject(“building”); // return</text:p>
            <text:p text:style-name="P55">Not Found</text:p>
            <text:p text:style-name="P55"/>
            <text:p text:style-name="P55"/>
            <text:p text:style-name="P55"/>
            <text:p text:style-name="P55"/>
            <text:p text:style-name="P55"/>
            <text:p text:style-name="P55"/>
          </table:table-cell>
        </table:table-row>
        <text:soft-page-break/>
        <table:table-row>
          <table:table-cell table:style-name="Table1.A2" office:value-type="string">
            <text:p text:style-name="P56">Manipulating Complex Objects – data can be stored in a data structure such as objects nested in an array, with metadata (and maybe formats) inside. <text:s/>Objects hold data in a property key-value format (“artist”: “Daft Punk” is a property with a key of “artist” and a value of “Daft Punk”)</text:p>
          </table:table-cell>
          <table:table-cell table:style-name="Table1.B2" office:value-type="string">
            <text:p text:style-name="P57">var myMusic = [</text:p>
            <text:p text:style-name="P57">{ “artist”: “Brian Wilson”,</text:p>
            <text:p text:style-name="P57">“title”: “Good Vibrations”,</text:p>
            <text:p text:style-name="P57">“release_year”: 1968,</text:p>
            <text:p text:style-name="P57">“formats”: [</text:p>
            <text:p text:style-name="P57">“CS”,</text:p>
            <text:p text:style-name="P57">“8T”,</text:p>
            <text:p text:style-name="P57">“LP”],</text:p>
            <text:p text:style-name="P57">“gold”: true },</text:p>
            <text:p text:style-name="P57">{ “artist”: “Michael Jackson”,</text:p>
            <text:p text:style-name="P57">“title”: “Beat It”,</text:p>
            <text:p text:style-name="P57">“release_year”: 1984,</text:p>
            <text:p text:style-name="P57">“formats”: [</text:p>
            <text:p text:style-name="P57">“CS”,</text:p>
            <text:p text:style-name="P57">“8T”,</text:p>
            <text:p text:style-name="P57">“LP”],</text:p>
            <text:p text:style-name="P57">“gold”, true } ];</text:p>
          </table:table-cell>
        </table:table-row>
        <table:table-row>
          <table:table-cell table:style-name="Table1.A2" office:value-type="string">
            <text:p text:style-name="P58">Accessing Nested Data Inside Objects – use dot or bracket notation to access data in objects (must use bracket for items with a space)</text:p>
          </table:table-cell>
          <table:table-cell table:style-name="Table1.B2" office:value-type="string">
            <text:p text:style-name="P58">var myHouse = {</text:p>
            <text:p text:style-name="P58">“bedroom”: “bed”,</text:p>
            <text:p text:style-name="P58">“kitchen”: {</text:p>
            <text:p text:style-name="P58">“refrigerator”: “condiments” }</text:p>
            <text:p text:style-name="P58">“living room”: “couch” };</text:p>
            <text:p text:style-name="P58">myHouse[“living room”]; // return</text:p>
            <text:p text:style-name="P58">couch</text:p>
          </table:table-cell>
        </table:table-row>
        <table:table-row>
          <table:table-cell table:style-name="Table1.A2" office:value-type="string">
            <text:p text:style-name="P59">Accessing Nested Arrays in Objects</text:p>
          </table:table-cell>
          <table:table-cell table:style-name="Table1.B2" office:value-type="string">
            <text:p text:style-name="P59">var myPets = [ {</text:p>
            <text:p text:style-name="P59">type: “lizards”,</text:p>
            <text:p text:style-name="P59">names: [</text:p>
            <text:p text:style-name="P59">“Mickey”,</text:p>
            <text:p text:style-name="P59">“Franco”,</text:p>
            <text:p text:style-name="P59">“Zoe” ] },</text:p>
            <text:p text:style-name="P59">{ type: “fish”,</text:p>
            <text:p text:style-name="P59">names: [</text:p>
            <text:p text:style-name="P59">“Dory”,</text:p>
            <text:p text:style-name="P59">“Nemo”,</text:p>
            <text:p text:style-name="P59">“Freddy” ] } ];</text:p>
            <text:p text:style-name="P59">var fishThree = myPets[1].names[2]; // return</text:p>
            <text:p text:style-name="P59">Freddy</text:p>
          </table:table-cell>
        </table:table-row>
        <table:table-row>
          <table:table-cell table:style-name="Table1.A2" office:value-type="string">
            <text:p text:style-name="P60">Iterating with For Loops – allows for the same code to run multiple times, “for” loops are so named because they run “for” a specific amount of times </text:p>
            <text:p text:style-name="P60">syntax: for ([initialization]; [condition]; [final expression])</text:p>
          </table:table-cell>
          <table:table-cell table:style-name="Table1.B2" office:value-type="string">
            <text:p text:style-name="P60">var forLoopCounterArray = [];</text:p>
            <text:p text:style-name="P60">for (var i = 0; i &lt; 8; i++) {</text:p>
            <text:p text:style-name="P60">forLoopCounterArray.push(i); } // return</text:p>
            <text:p text:style-name="P60">[0, 1, 2, 3, 4, 5, 6, 7]</text:p>
            <text:p text:style-name="P60"/>
          </table:table-cell>
        </table:table-row>
        <table:table-row>
          <table:table-cell table:style-name="Table1.A2" office:value-type="string">
            <text:p text:style-name="P61">Iterating Odd Numbers with For Loops</text:p>
          </table:table-cell>
          <table:table-cell table:style-name="Table1.B2" office:value-type="string">
            <text:p text:style-name="P61">var array = [];</text:p>
            <text:p text:style-name="P61">for (var a = 1; a &lt; 10; a += 2) {</text:p>
            <text:p text:style-name="P61">array.push(a); } // return</text:p>
            <text:p text:style-name="P61">[1, 3, 5, 7, 9]</text:p>
            <text:p text:style-name="P61"/>
          </table:table-cell>
        </table:table-row>
        <text:soft-page-break/>
        <table:table-row>
          <table:table-cell table:style-name="Table1.A2" office:value-type="string">
            <text:p text:style-name="P62">Counting Backwards with For Loops</text:p>
          </table:table-cell>
          <table:table-cell table:style-name="Table1.B2" office:value-type="string">
            <text:p text:style-name="P62">var arr = [];</text:p>
            <text:p text:style-name="P62">for (var x = 9, x &gt; 0; x -= 2) {</text:p>
            <text:p text:style-name="P62">arr.push(x); } // return</text:p>
            <text:p text:style-name="P62">[9, 7, 5, 3, 1]</text:p>
          </table:table-cell>
        </table:table-row>
        <table:table-row>
          <table:table-cell table:style-name="Table1.A2" office:value-type="string">
            <text:p text:style-name="P63">Iterating Through an Array with For Loops</text:p>
          </table:table-cell>
          <table:table-cell table:style-name="Table1.B2" office:value-type="string">
            <text:p text:style-name="P63">var arr = [1, 2, 3, 4, 5];</text:p>
            <text:p text:style-name="P63">var total = 0;</text:p>
            <text:p text:style-name="P63">for (var v = 0; v &lt; arr.length; v++) {</text:p>
            <text:p text:style-name="P63">total += arr[s]; ) // return</text:p>
            <text:p text:style-name="P63">15</text:p>
          </table:table-cell>
        </table:table-row>
        <table:table-row>
          <table:table-cell table:style-name="Table1.A2" office:value-type="string">
            <text:p text:style-name="P64">&lt;&lt;FCC Exercise: Nesting For Loops&gt;&gt;</text:p>
            <text:p text:style-name="P64">just as in the previous exercise, for loops can be used to iterate through an array and return the sum or product of the values</text:p>
          </table:table-cell>
          <table:table-cell table:style-name="Table1.B2" office:value-type="string">
            <text:p text:style-name="P64">function multiplyAll(arr) <text:span text:style-name="T14">{</text:span></text:p>
            <text:p text:style-name="P65">var product = 1;</text:p>
            <text:p text:style-name="P65">for (var i = 0; i &lt; arr.length; i++) {</text:p>
            <text:p text:style-name="P65">for (var j = 0; j &lt; arr[i].length; j++) {</text:p>
            <text:p text:style-name="P65">product *= arr[i][j]; } }</text:p>
            <text:p text:style-name="P65">return product;</text:p>
            <text:p text:style-name="P65">}</text:p>
            <text:p text:style-name="P65">multiplyAll([[1,2],[3,4],[5,6,7)]]); // return</text:p>
            <text:p text:style-name="P65">5040</text:p>
          </table:table-cell>
        </table:table-row>
        <table:table-row>
          <table:table-cell table:style-name="Table1.A2" office:value-type="string">
            <text:p text:style-name="P66">Iterating with While Loops</text:p>
          </table:table-cell>
          <table:table-cell table:style-name="Table1.B2" office:value-type="string">
            <text:p text:style-name="P66">var thisArray = [];</text:p>
            <text:p text:style-name="P66">var i = 0;</text:p>
            <text:p text:style-name="P66">while(i &lt; 6) {</text:p>
            <text:p text:style-name="P66">thisArray.push(i);</text:p>
            <text:p text:style-name="P66">i++; }</text:p>
            <text:p text:style-name="P66">// return</text:p>
            <text:p text:style-name="P66">[0, 1, 3, 4, 5]</text:p>
          </table:table-cell>
        </table:table-row>
        <table:table-row>
          <table:table-cell table:style-name="Table1.A2" office:value-type="string">
            <text:p text:style-name="P64">&lt;&lt;FCC Exercise: <text:span text:style-name="T16">Profile Lookup</text:span>&gt;&gt;</text:p>
            <text:p text:style-name="P67">A function that is used to look up someone’s first name and a certain property attributed to them</text:p>
          </table:table-cell>
          <table:table-cell table:style-name="Table1.B2" office:value-type="string">
            <text:p text:style-name="P67">var contacts = {</text:p>
            <text:p text:style-name="P67">{ “firstName”: “Steve”,</text:p>
            <text:p text:style-name="P67">“lastName”: “Snyder”,</text:p>
            <text:p text:style-name="P67">“number”: 8201026770414, },</text:p>
            <text:p text:style-name="P67">{ “firstName”: “Trevor”,</text:p>
            <text:p text:style-name="P67">“lastName”: “Hoffman”,</text:p>
            <text:p text:style-name="P67">“number”: 123456789, } ];</text:p>
            <text:p text:style-name="P67"/>
            <text:p text:style-name="P67">function lookUpProfile(firstName, prop){</text:p>
            <text:p text:style-name="P67">var profileLooker = [];</text:p>
            <text:p text:style-name="P67">for (var i = 0; i &lt; contacts.length; i++) {</text:p>
            <text:p text:style-name="P67">if (contacts[i].firstName === firstName){</text:p>
            <text:p text:style-name="P67">if (contacts[i].hasOwnProperty(prop)) {</text:p>
            <text:p text:style-name="P67">return contacts[i][prop];</text:p>
            <text:p text:style-name="P67">}else{ return “No such property”; } } }</text:p>
            <text:p text:style-name="P67">return “No such contact”; } </text:p>
            <text:p text:style-name="P67">lookUpProfile(“Steve”, “number”); // <text:span text:style-name="T17">return</text:span></text:p>
            <text:p text:style-name="P68">8201026770414</text:p>
          </table:table-cell>
        </table:table-row>
        <table:table-row>
          <table:table-cell table:style-name="Table1.A2" office:value-type="string">
            <text:p text:style-name="P71">Generating Random Numbers <text:span text:style-name="T18">Between 1 and 0</text:span></text:p>
          </table:table-cell>
          <table:table-cell table:style-name="Table1.B2" office:value-type="string">
            <text:p text:style-name="P71">function random<text:span text:style-name="T19">Decimal</text:span>Number() {</text:p>
            <text:p text:style-name="P71">return Math.random();</text:p>
            <text:p text:style-name="P71">} // return</text:p>
            <text:p text:style-name="P71">.29417767620986357</text:p>
          </table:table-cell>
        </table:table-row>
        <text:soft-page-break/>
        <table:table-row>
          <table:table-cell table:style-name="Table1.A2" office:value-type="string">
            <text:p text:style-name="P72">Generating Random Whole Numbers</text:p>
          </table:table-cell>
          <table:table-cell table:style-name="Table1.B2" office:value-type="string">
            <text:p text:style-name="P73">function randomWholeNumber() {</text:p>
            <text:p text:style-name="P73">return Math.floor(Math.random()*10);</text:p>
            <text:p text:style-name="P73">} // return</text:p>
            <text:p text:style-name="P73">8</text:p>
          </table:table-cell>
        </table:table-row>
        <table:table-row>
          <table:table-cell table:style-name="Table1.A2" office:value-type="string">
            <text:p text:style-name="P73">Generate a Random Whole Number Within a Range </text:p>
          </table:table-cell>
          <table:table-cell table:style-name="Table1.B2" office:value-type="string">
            <text:p text:style-name="P74">function randomRange(thisMin, thisMax) {</text:p>
            <text:p text:style-name="P74">return Math.floor(Math.random() * (thisMax-thisMin + 1) + thisMin) }</text:p>
            <text:p text:style-name="P74">var myRandom = randomRange(5, 15); // <text:span text:style-name="T20">return</text:span></text:p>
            <text:p text:style-name="P75">9</text:p>
          </table:table-cell>
        </table:table-row>
        <table:table-row>
          <table:table-cell table:style-name="Table1.A2" office:value-type="string">
            <text:p text:style-name="P76">Sift Through Text with Regular Expression – </text:p>
            <text:p text:style-name="P76">Find all words in a string that match the parameter</text:p>
            <text:p text:style-name="P76">/ <text:span text:style-name="T24">= start of regular expression</text:span></text:p>
            <text:p text:style-name="P81">the = parameter of what we are looking for</text:p>
            <text:p text:style-name="P81">/ = end of regular expression</text:p>
            <text:p text:style-name="P81">g = global (causes the pattern to return all matches in the string, not just the first one)</text:p>
            <text:p text:style-name="P81">i = ignore the case</text:p>
          </table:table-cell>
          <table:table-cell table:style-name="Table1.B2" office:value-type="string">
            <text:p text:style-name="P76">var testString = “This is a test string. <text:s/>A test string.”;</text:p>
            <text:p text:style-name="P76">var expressionToGetTest = /test/gi;</text:p>
            <text:p text:style-name="P76">var testCount = testString.match(expression).length;</text:p>
            <text:p text:style-name="P76">// return</text:p>
            <text:p text:style-name="P76">2 // <text:span text:style-name="T24">number of times “text” appears</text:span></text:p>
          </table:table-cell>
        </table:table-row>
        <table:table-row>
          <table:table-cell table:style-name="Table1.A2" office:value-type="string">
            <text:p text:style-name="P80">Finding Numbers with Regular Expression</text:p>
          </table:table-cell>
          <table:table-cell table:style-name="Table1.B2" office:value-type="string">
            <text:p text:style-name="P80">var testingString = “There is only 1 animal in the house, <text:span text:style-name="T24">and only 1 animal outside of the house.</text:span>”;</text:p>
            <text:p text:style-name="P80">var expression = /\<text:span text:style-name="T21">d+/</text:span><text:span text:style-name="T22">g;</text:span></text:p>
            <text:p text:style-name="P80"><text:span text:style-name="T22">var numberCount = textingString.match(expression).length;</text:span></text:p>
            <text:p text:style-name="P80"><text:span text:style-name="T22">// </text:span><text:span text:style-name="T23">return</text:span></text:p>
            <text:p text:style-name="P81"><text:span text:style-name="T23">2 // </text:span><text:span text:style-name="T22">number of times “1” appears</text:span></text:p>
          </table:table-cell>
        </table:table-row>
        <table:table-row>
          <table:table-cell table:style-name="Table1.A2" office:value-type="string">
            <text:p text:style-name="P81">Finding Whitespace with Regular Expression –</text:p>
            <text:p text:style-name="P82">\s = whitespace</text:p>
            <text:p text:style-name="P82">“” = space</text:p>
            <text:p text:style-name="P82">\r = carriage return</text:p>
            <text:p text:style-name="P82">\n = newline</text:p>
            <text:p text:style-name="P82">\t = tab </text:p>
            <text:p text:style-name="P82">\f = form feed</text:p>
          </table:table-cell>
          <table:table-cell table:style-name="Table1.B2" office:value-type="string">
            <text:p text:style-name="P82">var aTestingString = “Let’s see how many spaces are in this sentence.”</text:p>
            <text:p text:style-name="P82">var expression = /\s+/g;</text:p>
            <text:p text:style-name="P82">var spaceCounter = aTestString.match(expression).length;</text:p>
            <text:p text:style-name="P82">// return</text:p>
            <text:p text:style-name="P82">8 // number of times spaces appear</text:p>
          </table:table-cell>
        </table:table-row>
        <table:table-row>
          <table:table-cell table:style-name="Table1.A2" office:value-type="string">
            <text:p text:style-name="P82">Inverting Regular Expression Matches – </text:p>
            <text:p text:style-name="P82">/S = anything but whitespace</text:p>
            <text:p text:style-name="P82"/>
          </table:table-cell>
          <table:table-cell table:style-name="Table1.B2" office:value-type="string">
            <text:p text:style-name="P82">var thisTestingString = “I don’t know how many non-space characters are in this sentence.”;</text:p>
            <text:p text:style-name="P82">var expression = /\S/g;</text:p>
            <text:p text:style-name="P82">var nonSpaceCounter = thisTestingString.match(expression).length;</text:p>
            <text:p text:style-name="P82">// return</text:p>
            <text:p text:style-name="P82">54 // number of times non-space characters appear</text:p>
          </table:table-cell>
        </table:table-row>
        <table:table-row>
          <table:table-cell table:style-name="Table1.A2" office:value-type="string">
            <text:p text:style-name="P83">Construct JavaScript Objects with Functions – </text:p>
            <text:p text:style-name="P83">constructor functions are made with capital letter names. <text:s/>The “this” variable refers to a new object being created by the constructor</text:p>
          </table:table-cell>
          <table:table-cell table:style-name="Table1.B2" office:value-type="string">
            <text:p text:style-name="P77"><text:s/><text:span text:style-name="T25">var Motorbike = function() {<text:line-break/>this.wheels = 2;</text:span></text:p>
            <text:p text:style-name="P78">this.engines <text:span text:style-name="T26">= 1;</text:span></text:p>
            <text:p text:style-name="P79">this.seats = 1;</text:p>
            <text:p text:style-name="P77"><text:span text:style-name="T25">}</text:span></text:p>
            <text:p text:style-name="P77"/>
          </table:table-cell>
        </table:table-row>
        <text:soft-page-break/>
        <table:table-row>
          <table:table-cell table:style-name="Table1.A2" office:value-type="string">
            <text:p text:style-name="P84">Making Instances of Objects with Construct Functions – </text:p>
            <text:p text:style-name="P84">an instance is a concrete occurrence of any object (ex. “dog” being a type of class, and a particular dog is an instance of that class</text:p>
          </table:table-cell>
          <table:table-cell table:style-name="Table1.B2" office:value-type="string">
            <text:p text:style-name="P88">var Car = function() {</text:p>
            <text:p text:style-name="P88">this.wheels = 4;</text:p>
            <text:p text:style-name="P88">this.engine = 1;</text:p>
            <text:p text:style-name="P88">this.seats = 5;</text:p>
            <text:p text:style-name="P88">};</text:p>
            <text:p text:style-name="P88"><text:s/>var myCar = new Car()’</text:p>
            <text:p text:style-name="P88">myCar.nickname = “Cupcake”</text:p>
            <text:p text:style-name="P88">// return</text:p>
            <text:p text:style-name="P88">// adds “this.nickname = “Cupcake”” to var myCar</text:p>
          </table:table-cell>
        </table:table-row>
        <table:table-row>
          <table:table-cell table:style-name="Table1.A2" office:value-type="string">
            <text:p text:style-name="P89">Make Unique Objects by Passing Parameters to our Constructor</text:p>
          </table:table-cell>
          <table:table-cell table:style-name="Table1.B2" office:value-type="string">
            <text:p text:style-name="P89">var Bus = function(wheels, seats, engines) {</text:p>
            <text:p text:style-name="P89">this.wheels = wheels;</text:p>
            <text:p text:style-name="P89">this.seats = seats;</text:p>
            <text:p text:style-name="P89">this.engines = engines;</text:p>
            <text:p text:style-name="P89">};</text:p>
            <text:p text:style-name="P89">var myBus = new Bus(4, 36, 1)</text:p>
            <text:p text:style-name="P89">// return</text:p>
            <text:p text:style-name="P89">{“wheels”: 4, “seats”: 36, “engines”: 1}</text:p>
          </table:table-cell>
        </table:table-row>
        <table:table-row>
          <table:table-cell table:style-name="Table1.A2" office:value-type="string">
            <text:p text:style-name="P90">Make Object Properties Private – </text:p>
            <text:p text:style-name="P90">when a variable is declared inside a function (called a method) inside an object, it is private (sort of similar to local scope); also called block scope. <text:s/>It can’t be accessed from outside the object</text:p>
          </table:table-cell>
          <table:table-cell table:style-name="Table1.B2" office:value-type="string">
            <text:p text:style-name="P90">var </text:p>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ext:soft-page-break/>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
      <text:p text:style-name="P70"/>
      <text:p text:style-name="P69"/>
      <text:p text:style-name="P69"/>
      <text:p text:style-name="P69"/>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5:57:49.278317000</meta:creation-date>
    <dc:date>2018-02-13T07:45:22.191086694</dc:date>
    <meta:editing-duration>P6DT19H29M42S</meta:editing-duration>
    <meta:editing-cycles>43</meta:editing-cycles>
    <meta:generator>LibreOffice/5.4.4.2$MacOSX_X86_64 LibreOffice_project/2524958677847fb3bb44820e40380acbe820f960</meta:generator>
    <meta:document-statistic meta:table-count="1" meta:image-count="0" meta:object-count="0" meta:page-count="14" meta:paragraph-count="565" meta:word-count="3178" meta:character-count="18676" meta:non-whitespace-character-count="15964"/>
  </office:meta>
</office:document-meta>
</file>